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700cb" officeooo:paragraph-rsid="000700cb"/>
    </style:style>
    <style:style style:name="P3" style:family="paragraph" style:parent-style-name="Standard">
      <style:paragraph-properties fo:text-align="start" style:justify-single-word="false"/>
      <style:text-properties fo:font-weight="bold" officeooo:rsid="000700cb" officeooo:paragraph-rsid="000700cb" style:font-weight-asian="bold" style:font-weight-complex="bold"/>
    </style:style>
    <style:style style:name="P4" style:family="paragraph" style:parent-style-name="Standard">
      <style:paragraph-properties fo:text-align="start" style:justify-single-word="false"/>
      <style:text-properties fo:font-weight="normal" officeooo:rsid="000700cb" officeooo:paragraph-rsid="000700cb"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085596" officeooo:paragraph-rsid="00085596" style:font-weight-asian="normal" style:font-weight-complex="normal"/>
    </style:style>
    <style:style style:name="T1" style:family="text">
      <style:text-properties style:font-name="0" fo:font-size="12pt" style:font-size-asian="12pt"/>
    </style:style>
    <style:style style:name="T2" style:family="text">
      <style:text-properties style:font-name="0" fo:font-size="12pt" officeooo:rsid="000700cb" style:font-size-asian="12pt"/>
    </style:style>
    <style:style style:name="T3" style:family="text">
      <style:text-properties style:font-name="0" fo:font-size="12pt" fo:font-style="italic" style:font-size-asian="12pt" style:font-style-asian="italic" style:font-style-complex="italic"/>
    </style:style>
    <style:style style:name="T4" style:family="text">
      <style:text-properties style:font-name="0" fo:font-size="12pt" fo:font-style="normal" style:font-size-asian="12pt"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manda Visconti</text:span></text:p>
      <text:p text:style-name="P2"><text:span text:style-name="T1">June 24, 2014</text:span></text:p>
      <text:p text:style-name="P2"><text:span text:style-name="T1">Draft of Web Survey for InfiniteUlysses.com</text:span></text:p>
      <text:p text:style-name="P2"><text:span text:style-name="T1"/></text:p>
      <text:p text:style-name="P2"><text:span text:style-name="T1">Please keep your responses anonymous. Your responses will be used to improve the InfiniteUlysses.com website. Your responses may also be combined with other users’ responses and analyzed using statistical analysis software to identify any trends or commonalities in the responses. For any questions, please email Amanda Visconti (visconti@umd.edu).</text:span></text:p>
      <text:p text:style-name="P2"><text:span text:style-name="T1"/></text:p>
      <text:p text:style-name="P3"><text:span text:style-name="T1">I. Qualitative Questions:</text:span></text:p>
      <text:p text:style-name="P3"><text:span text:style-name="T1"/></text:p>
      <text:list xml:id="list1609184339883785845" text:style-name="L1">
        <text:list-item>
          <text:p text:style-name="P5"><text:span text:style-name="T1">Have you tried to read </text:span><text:span text:style-name="T3">Ulysses</text:span><text:span text:style-name="T4"> before? How much of it did you read? What did you like, dislike, or get stuck on?</text:span></text:p>
        </text:list-item>
        <text:list-item>
          <text:p text:style-name="P5"><text:span text:style-name="T4">Have you read a novel online before? Did you use a mobile device or a stationary laptop/monitor?</text:span></text:p>
        </text:list-item>
        <text:list-item>
          <text:p text:style-name="P5"><text:span text:style-name="T1">Tell me about your initial impressions of the website. What did you like and dislike? </text:span></text:p>
        </text:list-item>
        <text:list-item>
          <text:p text:style-name="P5"><text:span text:style-name="T1">Did you have expectations for what the site could do that weren’t met? What do you want this site to be?</text:span></text:p>
        </text:list-item>
        <text:list-item>
          <text:p text:style-name="P5"><text:span text:style-name="T1">How could the site be improved?</text:span></text:p>
        </text:list-item>
        <text:list-item>
          <text:p text:style-name="P5"><text:span text:style-name="T1">Will you be using the site again? Would you recommend it to a friend? If you answered “no” to either question, are there any changes I could make to change your answer?</text:span></text:p>
        </text:list-item>
      </text:list>
      <text:p text:style-name="P4"><text:span text:style-name="T1"/></text:p>
      <text:p text:style-name="P3"><text:span text:style-name="T1"/></text:p>
      <text:p text:style-name="P3"><text:span text:style-name="T1">II. Quantitative Questions:</text:span></text:p>
      <text:p text:style-name="P1"><text:span text:style-name="T2"/></text:p>
      <text:p text:style-name="P1"><text:span text:style-name="T2">The questions on the following two pages are drawn</text:span><text:span text:style-name="T1"> from Koohang, A. (2004). Expanding the Concept of Usability. </text:span><text:span text:style-name="T3">Informing Science Journal</text:span><text:span text:style-name="T1">, 7, 129-41. </text:span><text:span text:style-name="T2">(Substitute reference to “e-learning software” with “digital edition interfa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0" svg:font-family="0"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2:15:02.141080000</meta:creation-date>
    <dc:date>2014-06-24T12:36:56.700478000</dc:date>
    <meta:editing-duration>PT5M11S</meta:editing-duration>
    <meta:editing-cycles>2</meta:editing-cycles>
    <meta:generator>LibreOffice/4.2.3.3$MacOSX_X86_64 LibreOffice_project/882f8a0a489bc99a9e60c7905a60226254cb6ff0</meta:generator>
    <meta:document-statistic meta:table-count="0" meta:image-count="0" meta:object-count="0" meta:page-count="1" meta:paragraph-count="13" meta:word-count="217" meta:character-count="1311" meta:non-whitespace-character-count="1112"/>
  </office:meta>
</office:document-meta>
</file>